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Heading_20_1" style:list-style-name="WWNum1"/>
    <style:style style:name="P21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 text:name="_aczyuw2yex2w"/><text:span text:style-name="T1">Sistemes de gestió empresarial</text:span><text:span text:style-name="T2"><text:line-break/></text:span><text:span text:style-name="T3">UD 06. (Presencial) Activitats no avaluables 01</text:span></text:p>
      <text:p text:style-name="P1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 Barea</text:span></text:p>
      <text:p text:style-name="P4"><text:span text:style-name="T5">Actualitzat Novembre 2021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10"><text:s/>📖 </text:span><text:span text:style-name="T11">Important</text:span></text:p>
      <text:p text:style-name="P10"/>
      <text:p text:style-name="P9"><text:span text:style-name="T12"><text:s/>❕</text:span><text:span text:style-name="T13"> </text:span><text:span text:style-name="T11">Atenció</text:span></text:p>
      <text:p text:style-name="P10"/>
      <text:p text:style-name="P9"><text:span text:style-name="T10"><text:s/>💬</text:span> <text:span text:style-name="T11">Interessant</text:span></text:p>
      <text:p text:style-name="P11"><text:span text:style-name="T14">Índex de contingut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a xlink:type="simple" xlink:href="#_4owcmsjlyn6b" text:style-name="Index_20_Link" text:visited-style-name="Index_20_Link"><text:span text:style-name="T18">Activitat 01</text:span></text:a><text:span text:style-name="T18"><text:tab/>3</text:span></text:p>
          <text:p text:style-name="P13"><text:soft-page-break/><text:a xlink:type="simple" xlink:href="#_ktvw864l9bkr" text:style-name="Index_20_Link" text:visited-style-name="Index_20_Link"><text:span text:style-name="T9">Activitat 02</text:span></text:a><text:span text:style-name="T9"><text:tab/>3</text:span></text:p>
        </text:index-body>
      </text:table-of-content>
      <text:p text:style-name="P14"/>
      <text:p text:style-name="P15"><text:span text:style-name="T15">UD06. Activitats no avaluables (Semipresencial)</text:span></text:p>
      <text:list xml:id="list2176574986" text:style-name="WWNum1">
        <text:list-item>
          <text:p text:style-name="P20"><text:bookmark text:name="_4owcmsjlyn6b"/>Activitat 01</text:p>
        </text:list-item>
      </text:list>
      <text:p text:style-name="Standard">Instal·la i fes funcionar els mòduls proposats a la documentació del tema. Pregunta els dubtes o problemes que t’isquen en fer aquesta tasca, ja que si no, no podràs fer futures feines.</text:p>
      <text:p text:style-name="Standard"/>
      <text:list xml:id="list40318308175594" text:continue-numbering="true" text:style-name="WWNum1">
        <text:list-item>
          <text:p text:style-name="P20"><text:bookmark text:name="_ktvw864l9bkr"/>Activitat 02</text:p>
        </text:list-item>
      </text:list>
      <text:p text:style-name="Standard">Modifica model i vista del mòdul “Lista de tareas” amb millores que cregues oportunes. Comparteix les teues idees i modificacions a la classe o al fòrum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6. Activitats no avaluables</text:span></text:p>
      </style:header>
      <style:footer>
        <text:p text:style-name="MP4"><text:span text:style-name="MT1">Sistemes de gestió empresarial<text:tab/><text:tab/>UD06 - Pà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21" meta:word-count="177" meta:character-count="1122" meta:non-whitespace-character-count="961"/>
    <meta:generator>LibreOfficeDev/6.0.5.2$Linux_X86_64 LibreOffice_project/</meta:generator>
  </office:meta>
</office:document-meta>
</file>